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99ef" officeooo:paragraph-rsid="000599ef"/>
    </style:style>
    <style:style style:name="P2" style:family="paragraph" style:parent-style-name="Standard">
      <style:text-properties officeooo:rsid="0007a58b" officeooo:paragraph-rsid="0007a58b"/>
    </style:style>
    <style:style style:name="P3" style:family="paragraph" style:parent-style-name="Standard">
      <style:text-properties officeooo:rsid="00084c61" officeooo:paragraph-rsid="00084c61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76d1"/>
    </style:style>
    <style:style style:name="T5" style:family="text">
      <style:text-properties officeooo:rsid="0007a58b"/>
    </style:style>
    <style:style style:name="T6" style:family="text">
      <style:text-properties officeooo:rsid="0007c34f"/>
    </style:style>
    <style:style style:name="T7" style:family="text">
      <style:text-properties fo:language="en" fo:country="US" officeooo:rsid="0007c34f"/>
    </style:style>
    <style:style style:name="T8" style:family="text">
      <style:text-properties officeooo:rsid="00084c61"/>
    </style:style>
    <style:style style:name="T9" style:family="text">
      <style:text-properties officeooo:rsid="0008e49d"/>
    </style:style>
    <style:style style:name="T10" style:family="text">
      <style:text-properties officeooo:rsid="0009188d"/>
    </style:style>
    <style:style style:name="T11" style:family="text">
      <style:text-properties officeooo:rsid="000a7b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7</text:span><text:span text:style-name="T1">-е</text:span><text:span text:style-name="T3"> сентября 2023</text:span><text:span text:style-name="T1">-го</text:span>. <text:s/>Очень давно не возвращался к дневнику. Даже не знаю насколько. Пишу этот текст в LibreOffice в совершенно не том файле, где хранятся все остальные. Дело в том, что за последний год или два я поменял достаточно много компьютеров, вдобавок началась война и со временем стало сложнее продлевать услуги Microsoft. Я не говорю, что это почти невозможно, но они не настолько мне нужны, чтобы я во всем этом копался. На самом деле, мне нужен только Word и только чтобы вставлять свою печать в документы или продолжать писать дневник, что происходит практически никогда. Но в эти дни что-то начинает меняться.</text:p>
      <text:p text:style-name="P1">Всё время с прошлой записи я работал. Целыми днями, часов по 12-14 в день. В среднем, 14 дней из 15. Освоил еще одну специальность и активно ей занимаюсь тоже; так что теперь работы у меня еще больше и я вообще не планирую дел дальше чем на два дня, так как перегружен. У меня заметно ухудшилось здоровье. Не помню, писал ли это раньше, но в середине июня я как будто отравился; было похоже на кишечную инфекцию, но не совсем; достаточно быстро я практически полностью избавился от неё, но остаточные явления заметно мешали мне жить еще месяц и так или иначе присутствуют до сих пор. <text:span text:style-name="T4">Я точно стал хуже переваривать желе, капусту и некоторые другие продукты. Вместе с огромным перегрузом на работе, перенесенными коронавирусами и другими проблемами, преследовавшими меня и раньше — все сложилось очень не очень. В данный момент мне кажется, что есть проблемы с щитовидной железой, но я уже это решаю. По сути, я не выходил из дома уже невероятно давно, даже не скажу, когда это все началось, чуть ли не с начала пандемии; с 25 июня я один день был на море, дважды гулял больше часа и с десяток раз выходил на Ozon буквально на 15 минут; и это вся моя социальная активность. </text:span><text:span text:style-name="T5">Возможно, звучит всё очень печально, но пока что физически и психически я вполне держусь; я продолжаю тренироваться по 4-5 раз в неделю и даже, как мне кажется, нахожусь сейчас в каком-то смысле в практически лучшей своей форме за всю жизнь; если учитывать, что эта форма строилась на травмах и многих других проблемах, я достиг действительно многого. </text:span></text:p>
      <text:p text:style-name="P2">Сегодня четверг. Все выходные и даже, наверное, всю прошлую неделю, я работал невероятно много. Я очень плохо и мало спал и после сна приступал к работе практически сразу же. И, как неожиданно, это привело к тому, что с понедельника работы стало резко меньше. В сравнении с другими днями, прошлые три дня и этот я практически ничего не делаю… И, как помню, уже с понедельника я проснулся с очень странной и непривычной психической активностью, которой у меня уже давно не было; я начал думать о жизни и достаточно быстро закончил; я уже отвык от такой деятельность, но точно пришёл к кое-чему. Я понял, что надо двигаться. Куда и как — еще не понял. Но у меня точно появилось это чувство, теперь оно преследует. <text:span text:style-name="T6">В целом, я понимаю, чего хочу, но такое возможно только во вселенной Marvel. Но отчасти это желание удовлетворяется хотя бы туризмом на Запад. Я очень хочу посетить </text:span><text:span text:style-name="T7">New-York</text:span><text:span text:style-name="T6"> и город Levis во франкоязычной Канаде; но не откажусь и от любого другого места в США, мне очень хочется там побывать. Но проблема тут не в деньгах, а в том, что с этими странами якобы идёт война; соответственно, вряд ли они меня впустят и еще более маловероятно, что меня отсюда выпустят. Я так и не получил загранник из-за кучи технических проблем и уже описанного состояния здоровья; но собираюсь снова вернуться к этому вопросу. Уже давно ходят слухи о новой мобилизации чуть ли не через 2 недели; мне, если честно, вообще на это всё равно, но на то, что из-за нее меня могут не выпустить из страны еще очень долго, мне не всё равно. </text:span><text:span text:style-name="T8">Но с этим ничего не поделаешь. Нет, я вполне знаю реальное решение, но оно очень радикальное и требует наступления очень особых жёстких обстоятельств, до которых пока не близко; однако, мысли об этом сценарии со временем преследуют меня все больше и больше и это очень пугает, ибо пути назад уже не будет.</text:span></text:p>
      <text:p text:style-name="P3">Вчера я был очень рад, зайдя утром в Instagram и узнав, что моя подруга Sorour наконец-то добилась своей мечты и свалила из Ирана в Венгрию. Это только начало пути, но это уже невероятно значимый шаг, до которого мне невообразимо далеко. Признаюсь, я вообще в нее <text:soft-page-break/>не верил и даже сейчас не представляю, как именно она все провернула, мы толком не пообщались. Но у неё получилось и почему бы у меня не получится?</text:p>
      <text:p text:style-name="P3">Скажу секрет, о котором нет смысла говорить где-то кроме как здесь. Начиная с того же понедельника я практически одержим мыслью об одной девушке. Нет, я ее не знаю. Это американская актриса на год старше меня. <text:span text:style-name="T9">Я до сих пор не могу вспомнить ее имя без подсказки, но её образ невероятно отчётливо практически стоит перед глазами и уже два часа я параллельно только о ней и думаю. Знаю, что это очень глупо и что воображаемый образ вообще не связан с реальным человеком, но чувства существуют совсем в других категориях… Я немного обеспокоен этой ситуацией, но пока что вполне успешно использую её, чтобы заставить себя что-то делать. Возможно, именно путь к знакомству с этой девушкой изменит всю мою жизнь, если только не займёт слишком много </text:span><text:span text:style-name="T10">времени </text:span><text:span text:style-name="T9">и если начинать </text:span><text:span text:style-name="T11">действовать </text:span><text:span text:style-name="T9">уже сейчас. </text:span><text:span text:style-name="T10">А может быть и так, что через месяц-два я даже не вспомню, кого имел в виду, говоря <text:s/>то, что только что сказал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5:58:43.386550247</meta:creation-date>
    <dc:date>2023-09-07T16:52:18.113901085</dc:date>
    <meta:editing-duration>PT21M3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5" meta:word-count="897" meta:character-count="5291" meta:non-whitespace-character-count="4394"/>
  </office:meta>
</office:document-meta>
</file>